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D5HexAssertion.baMD5Hex( byte ba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D5HexAssertion.getAllowedMD5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D5HexAssertion.getResult( SampleResult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D5HexAssertion.setAllowedMD5Hex( String h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